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"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832</text:span></text:p>
            <text:p text:style-name="P1"><text:span text:style-name="T2">“</text:span><text:span text:style-name="T2">Jesus Shall Reig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011cm" svg:x="1.524cm" svg:y="0.762cm">
          <draw:text-box>
            <text:p text:style-name="P1"><text:span text:style-name="T3">1.</text:span><text:span text:style-name="T4"> Jesus shall reign where’er the sun</text:span></text:p>
            <text:p text:style-name="P1"><text:span text:style-name="T4">Does its successive journeys run;</text:span></text:p>
            <text:p text:style-name="P1"><text:span text:style-name="T4">His kingdom stretch from shore to shore</text:span></text:p>
            <text:p text:style-name="P1"><text:span text:style-name="T4">Till moons shall wax and wane no 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4.892cm" svg:height="7.366cm" svg:x="1.524cm" svg:y="0.762cm">
          <draw:text-box>
            <text:p text:style-name="P1"><text:span text:style-name="T3">2.</text:span><text:span text:style-name="T4"><text:tab/></text:span><text:span text:style-name="T4">To Him shall endless prayer be made,</text:span></text:p>
            <text:p text:style-name="P1"><text:span text:style-name="T4">And endless praises crown His head;</text:span></text:p>
            <text:p text:style-name="P1"><text:span text:style-name="T4">His name like sweet perfume shall rise</text:span></text:p>
            <text:p text:style-name="P1"><text:span text:style-name="T4">With ev’ry morning sacrif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4" draw:layer="layout" svg:width="24.892cm" svg:height="7.366cm" svg:x="1.524cm" svg:y="0.762cm">
          <draw:text-box>
            <text:p text:style-name="P1"><text:span text:style-name="T3">3.</text:span><text:span text:style-name="T4"><text:tab/></text:span><text:span text:style-name="T4">People and realms of ev’ry tongue</text:span></text:p>
            <text:p text:style-name="P1"><text:span text:style-name="T4">Dwell on His love with sweetest song;</text:span></text:p>
            <text:p text:style-name="P1"><text:span text:style-name="T4">And infant voices shall proclaim</text:span></text:p>
            <text:p text:style-name="P1"><text:span text:style-name="T4">Their early blessings on His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4" draw:layer="layout" svg:width="24.892cm" svg:height="7.366cm" svg:x="1.524cm" svg:y="0.762cm">
          <draw:text-box>
            <text:p text:style-name="P1"><text:span text:style-name="T3">4.</text:span><text:span text:style-name="T4"><text:tab/></text:span><text:span text:style-name="T4">Blessings abound where’er He reigns:</text:span></text:p>
            <text:p text:style-name="P1"><text:span text:style-name="T4">The pris’ners leap, unloose their chains,</text:span></text:p>
            <text:p text:style-name="P1"><text:span text:style-name="T4">The weary find eternal rest,</text:span></text:p>
            <text:p text:style-name="P1"><text:span text:style-name="T4">And all who suffer want are bl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5" draw:text-style-name="P4" draw:layer="layout" svg:width="24.892cm" svg:height="12.461cm" svg:x="1.524cm" svg:y="0.762cm">
          <draw:text-box>
            <text:p text:style-name="P1"><text:span text:style-name="T3">5.</text:span><text:span text:style-name="T4"><text:tab/></text:span><text:span text:style-name="T4">Let ev’ry creature rise and bring</text:span></text:p>
            <text:p text:style-name="P1"><text:span text:style-name="T4">Honors peculiar to our King;</text:span></text:p>
            <text:p text:style-name="P1"><text:span text:style-name="T4">Angels descend with songs again,</text:span></text:p>
            <text:p text:style-name="P1"><text:span text:style-name="T4">And earth repeat the loud amen.</text:span></text:p>
            <text:p text:style-name="P1"><text:span text:style-name="T4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0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13:46:32.471000000</meta:creation-date>
    <dc:date>2019-01-22T20:46:40.121000000</dc:date>
    <meta:editing-duration>PT12M13S</meta:editing-duration>
    <meta:editing-cycles>6</meta:editing-cycles>
    <meta:generator>LibreOffice/6.1.3.2$Windows_X86_64 LibreOffice_project/86daf60bf00efa86ad547e59e09d6bb77c699acb</meta:generator>
    <meta:document-statistic meta:object-count="111"/>
  </office:meta>
</office:document-meta>
</file>